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Aporte Anual</text:p>
          </table:table-cell>
          <table:table-cell office:value-type="string" calcext:value-type="string">
            <text:p>Patrimonio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Saques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currency" office:currency="BRL" office:value="30000" calcext:value-type="currency">
            <text:p>R$ 30.000,00</text:p>
          </table:table-cell>
          <table:table-cell table:formula="of:=[.B2]" office:value-type="currency" office:currency="BRL" office:value="30000" calcext:value-type="currency">
            <text:p>R$ 30.000,0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BRL" office:value="24000" calcext:value-type="currency">
            <text:p>R$ 24.000,00</text:p>
          </table:table-cell>
          <table:table-cell table:formula="of:=[.B3]+[.C2]+[.D3]" office:value-type="currency" office:currency="BRL" office:value="57000" calcext:value-type="currency">
            <text:p>R$ 57.000,00</text:p>
          </table:table-cell>
          <table:table-cell table:formula="of:=[.C2]*[.F1]" office:value-type="currency" office:currency="BRL" office:value="3000" calcext:value-type="currency">
            <text:p>R$ 3.000,00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BRL" office:value="24000" calcext:value-type="currency">
            <text:p>R$ 24.000,00</text:p>
          </table:table-cell>
          <table:table-cell table:formula="of:=[.B4]+[.C3]+[.D4]" office:value-type="currency" office:currency="BRL" office:value="86700" calcext:value-type="currency">
            <text:p>R$ 86.700,00</text:p>
          </table:table-cell>
          <table:table-cell table:formula="of:=[.C3]*[.$F$1]" office:value-type="currency" office:currency="BRL" office:value="5700" calcext:value-type="currency">
            <text:p>R$ 5.700,00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BRL" office:value="24000" calcext:value-type="currency">
            <text:p>R$ 24.000,00</text:p>
          </table:table-cell>
          <table:table-cell table:formula="of:=[.B5]+[.C4]+[.D5]" office:value-type="currency" office:currency="BRL" office:value="119370" calcext:value-type="currency">
            <text:p>R$ 119.370,00</text:p>
          </table:table-cell>
          <table:table-cell table:formula="of:=[.C4]*[.$F$1]" office:value-type="currency" office:currency="BRL" office:value="8670" calcext:value-type="currency">
            <text:p>R$ 8.670,00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BRL" office:value="24000" calcext:value-type="currency">
            <text:p>R$ 24.000,00</text:p>
          </table:table-cell>
          <table:table-cell table:formula="of:=[.B6]+[.C5]+[.D6]-[.E6]" office:value-type="currency" office:currency="BRL" office:value="155307" calcext:value-type="currency">
            <text:p>R$ 155.307,00</text:p>
          </table:table-cell>
          <table:table-cell table:formula="of:=[.C5]*[.$F$1]" office:value-type="currency" office:currency="BRL" office:value="11937" calcext:value-type="currency">
            <text:p>R$ 11.937,00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currency" office:currency="BRL" office:value="36000" calcext:value-type="currency">
            <text:p>R$ 36.000,00</text:p>
          </table:table-cell>
          <table:table-cell table:formula="of:=[.B7]+[.C6]+[.D7]-[.E7]" office:value-type="currency" office:currency="BRL" office:value="206837.7" calcext:value-type="currency">
            <text:p>R$ 206.837,70</text:p>
          </table:table-cell>
          <table:table-cell table:formula="of:=[.C6]*[.$F$1]" office:value-type="currency" office:currency="BRL" office:value="15530.7" calcext:value-type="currency">
            <text:p>R$ 15.530,70</text:p>
          </table:table-cell>
          <table:table-cell office:value-type="currency" office:currency="BRL" office:value="0" calcext:value-type="currency">
            <text:p>R$ 0,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currency" office:currency="BRL" office:value="36000" calcext:value-type="currency">
            <text:p>R$ 36.000,00</text:p>
          </table:table-cell>
          <table:table-cell table:formula="of:=[.B8]+[.C7]+[.D8]-[.E8]" office:value-type="currency" office:currency="BRL" office:value="263521.47" calcext:value-type="currency">
            <text:p>R$ 263.521,47</text:p>
          </table:table-cell>
          <table:table-cell table:formula="of:=[.C7]*[.$F$1]" office:value-type="currency" office:currency="BRL" office:value="20683.77" calcext:value-type="currency">
            <text:p>R$ 20.683,77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currency" office:currency="BRL" office:value="36000" calcext:value-type="currency">
            <text:p>R$ 36.000,00</text:p>
          </table:table-cell>
          <table:table-cell table:formula="of:=[.B9]+[.C8]+[.D9]-[.E9]" office:value-type="currency" office:currency="BRL" office:value="325873.617" calcext:value-type="currency">
            <text:p>R$ 325.873,62</text:p>
          </table:table-cell>
          <table:table-cell table:formula="of:=[.C8]*[.$F$1]" office:value-type="currency" office:currency="BRL" office:value="26352.147" calcext:value-type="currency">
            <text:p>R$ 26.352,15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currency" office:currency="BRL" office:value="36000" calcext:value-type="currency">
            <text:p>R$ 36.000,00</text:p>
          </table:table-cell>
          <table:table-cell table:formula="of:=[.B10]+[.C9]+[.D10]-[.E10]" office:value-type="currency" office:currency="BRL" office:value="382460.9787" calcext:value-type="currency">
            <text:p>R$ 382.460,98</text:p>
          </table:table-cell>
          <table:table-cell table:formula="of:=[.C9]*[.$F$1]" office:value-type="currency" office:currency="BRL" office:value="32587.3617" calcext:value-type="currency">
            <text:p>R$ 32.587,36</text:p>
          </table:table-cell>
          <table:table-cell office:value-type="currency" office:currency="BRL" office:value="12000" calcext:value-type="currency">
            <text:p>R$ 12.000,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BRL" office:value="36000" calcext:value-type="currency">
            <text:p>R$ 36.000,00</text:p>
          </table:table-cell>
          <table:table-cell table:formula="of:=[.B11]+[.C10]+[.D11]-[.E11]" office:value-type="currency" office:currency="BRL" office:value="420707.07657" calcext:value-type="currency">
            <text:p>R$ 420.707,08</text:p>
          </table:table-cell>
          <table:table-cell table:formula="of:=[.C10]*[.$F$1]" office:value-type="currency" office:currency="BRL" office:value="38246.09787" calcext:value-type="currency">
            <text:p>R$ 38.246,10</text:p>
          </table:table-cell>
          <table:table-cell office:value-type="currency" office:currency="BRL" office:value="36000" calcext:value-type="currency">
            <text:p>R$ 36.000,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currency" office:currency="BRL" office:value="36000" calcext:value-type="currency">
            <text:p>R$ 36.000,00</text:p>
          </table:table-cell>
          <table:table-cell table:formula="of:=[.B12]+[.C11]+[.D12]-[.E12]" office:value-type="currency" office:currency="BRL" office:value="438777.784227" calcext:value-type="currency">
            <text:p>R$ 438.777,78</text:p>
          </table:table-cell>
          <table:table-cell table:formula="of:=[.C11]*[.$F$1]" office:value-type="currency" office:currency="BRL" office:value="42070.707657" calcext:value-type="currency">
            <text:p>R$ 42.070,71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currency" office:currency="BRL" office:value="36000" calcext:value-type="currency">
            <text:p>R$ 36.000,00</text:p>
          </table:table-cell>
          <table:table-cell table:formula="of:=[.B13]+[.C12]+[.D13]-[.E13]" office:value-type="currency" office:currency="BRL" office:value="458655.5626497" calcext:value-type="currency">
            <text:p>R$ 458.655,56</text:p>
          </table:table-cell>
          <table:table-cell table:formula="of:=[.C12]*[.$F$1]" office:value-type="currency" office:currency="BRL" office:value="43877.7784227" calcext:value-type="currency">
            <text:p>R$ 43.877,78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currency" office:currency="BRL" office:value="36000" calcext:value-type="currency">
            <text:p>R$ 36.000,00</text:p>
          </table:table-cell>
          <table:table-cell table:formula="of:=[.B14]+[.C13]+[.D14]-[.E14]" office:value-type="currency" office:currency="BRL" office:value="480521.11891467" calcext:value-type="currency">
            <text:p>R$ 480.521,12</text:p>
          </table:table-cell>
          <table:table-cell table:formula="of:=[.C13]*[.$F$1]" office:value-type="currency" office:currency="BRL" office:value="45865.55626497" calcext:value-type="currency">
            <text:p>R$ 45.865,56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currency" office:currency="BRL" office:value="36000" calcext:value-type="currency">
            <text:p>R$ 36.000,00</text:p>
          </table:table-cell>
          <table:table-cell table:formula="of:=[.B15]+[.C14]+[.D15]-[.E15]" office:value-type="currency" office:currency="BRL" office:value="504573.230806137" calcext:value-type="currency">
            <text:p>R$ 504.573,23</text:p>
          </table:table-cell>
          <table:table-cell table:formula="of:=[.C14]*[.$F$1]" office:value-type="currency" office:currency="BRL" office:value="48052.111891467" calcext:value-type="currency">
            <text:p>R$ 48.052,11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2"/>
          <table:table-cell table:formula="of:=3*1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currency" office:currency="BRL" office:value="36000" calcext:value-type="currency">
            <text:p>R$ 36.000,00</text:p>
          </table:table-cell>
          <table:table-cell table:formula="of:=[.B16]+[.C15]+[.D16]-[.E16]" office:value-type="currency" office:currency="BRL" office:value="531030.553886751" calcext:value-type="currency">
            <text:p>R$ 531.030,55</text:p>
          </table:table-cell>
          <table:table-cell table:formula="of:=[.C15]*[.$F$1]" office:value-type="currency" office:currency="BRL" office:value="50457.3230806137" calcext:value-type="currency">
            <text:p>R$ 50.457,32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.2*[.E17]" office:value-type="currency" office:currency="BRL" office:value="12000" calcext:value-type="currency">
            <text:p>R$ 12.000,00</text:p>
          </table:table-cell>
          <table:table-cell table:formula="of:=[.B17]+[.C16]+[.D17]-[.E17]" office:value-type="currency" office:currency="BRL" office:value="536133.609275426" calcext:value-type="currency">
            <text:p>R$ 536.133,61</text:p>
          </table:table-cell>
          <table:table-cell table:formula="of:=[.C16]*[.$F$1]" office:value-type="currency" office:currency="BRL" office:value="53103.0553886751" calcext:value-type="currency">
            <text:p>R$ 53.103,06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.2*[.E18]" office:value-type="currency" office:currency="BRL" office:value="12000" calcext:value-type="currency">
            <text:p>R$ 12.000,00</text:p>
          </table:table-cell>
          <table:table-cell table:formula="of:=[.B18]+[.C17]+[.D18]-[.E18]" office:value-type="currency" office:currency="BRL" office:value="541746.970202969" calcext:value-type="currency">
            <text:p>R$ 541.746,97</text:p>
          </table:table-cell>
          <table:table-cell table:formula="of:=[.C17]*[.$F$1]" office:value-type="currency" office:currency="BRL" office:value="53613.3609275426" calcext:value-type="currency">
            <text:p>R$ 53.613,36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.2*[.E19]" office:value-type="currency" office:currency="BRL" office:value="12000" calcext:value-type="currency">
            <text:p>R$ 12.000,00</text:p>
          </table:table-cell>
          <table:table-cell table:formula="of:=[.B19]+[.C18]+[.D19]-[.E19]" office:value-type="currency" office:currency="BRL" office:value="547921.667223265" calcext:value-type="currency">
            <text:p>R$ 547.921,67</text:p>
          </table:table-cell>
          <table:table-cell table:formula="of:=[.C18]*[.$F$1]" office:value-type="currency" office:currency="BRL" office:value="54174.6970202969" calcext:value-type="currency">
            <text:p>R$ 54.174,70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0.2*[.E20]" office:value-type="currency" office:currency="BRL" office:value="12000" calcext:value-type="currency">
            <text:p>R$ 12.000,00</text:p>
          </table:table-cell>
          <table:table-cell table:formula="of:=[.B20]+[.C19]+[.D20]-[.E20]" office:value-type="currency" office:currency="BRL" office:value="554713.833945592" calcext:value-type="currency">
            <text:p>R$ 554.713,83</text:p>
          </table:table-cell>
          <table:table-cell table:formula="of:=[.C19]*[.$F$1]" office:value-type="currency" office:currency="BRL" office:value="54792.1667223265" calcext:value-type="currency">
            <text:p>R$ 54.792,17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2"/>
          <table:table-cell table:formula="of:=36-2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2*[.E21]" office:value-type="currency" office:currency="BRL" office:value="12000" calcext:value-type="currency">
            <text:p>R$ 12.000,00</text:p>
          </table:table-cell>
          <table:table-cell table:formula="of:=[.B21]+[.C20]+[.D21]-[.E21]" office:value-type="currency" office:currency="BRL" office:value="562185.217340151" calcext:value-type="currency">
            <text:p>R$ 562.185,22</text:p>
          </table:table-cell>
          <table:table-cell table:formula="of:=[.C20]*[.$F$1]" office:value-type="currency" office:currency="BRL" office:value="55471.3833945592" calcext:value-type="currency">
            <text:p>R$ 55.471,38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0.2*[.E22]" office:value-type="currency" office:currency="BRL" office:value="12000" calcext:value-type="currency">
            <text:p>R$ 12.000,00</text:p>
          </table:table-cell>
          <table:table-cell table:formula="of:=[.B22]+[.C21]+[.D22]-[.E22]" office:value-type="currency" office:currency="BRL" office:value="570403.739074166" calcext:value-type="currency">
            <text:p>R$ 570.403,74</text:p>
          </table:table-cell>
          <table:table-cell table:formula="of:=[.C21]*[.$F$1]" office:value-type="currency" office:currency="BRL" office:value="56218.5217340151" calcext:value-type="currency">
            <text:p>R$ 56.218,52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.2*[.E23]" office:value-type="currency" office:currency="BRL" office:value="12000" calcext:value-type="currency">
            <text:p>R$ 12.000,00</text:p>
          </table:table-cell>
          <table:table-cell table:formula="of:=[.B23]+[.C22]+[.D23]-[.E23]" office:value-type="currency" office:currency="BRL" office:value="579444.112981583" calcext:value-type="currency">
            <text:p>R$ 579.444,11</text:p>
          </table:table-cell>
          <table:table-cell table:formula="of:=[.C22]*[.$F$1]" office:value-type="currency" office:currency="BRL" office:value="57040.3739074166" calcext:value-type="currency">
            <text:p>R$ 57.040,37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0.2*[.E24]" office:value-type="currency" office:currency="BRL" office:value="12000" calcext:value-type="currency">
            <text:p>R$ 12.000,00</text:p>
          </table:table-cell>
          <table:table-cell table:formula="of:=[.B24]+[.C23]+[.D24]-[.E24]" office:value-type="currency" office:currency="BRL" office:value="589388.524279741" calcext:value-type="currency">
            <text:p>R$ 589.388,52</text:p>
          </table:table-cell>
          <table:table-cell table:formula="of:=[.C23]*[.$F$1]" office:value-type="currency" office:currency="BRL" office:value="57944.4112981583" calcext:value-type="currency">
            <text:p>R$ 57.944,41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2*[.E25]" office:value-type="currency" office:currency="BRL" office:value="12000" calcext:value-type="currency">
            <text:p>R$ 12.000,00</text:p>
          </table:table-cell>
          <table:table-cell table:formula="of:=[.B25]+[.C24]+[.D25]-[.E25]" office:value-type="currency" office:currency="BRL" office:value="600327.376707715" calcext:value-type="currency">
            <text:p>R$ 600.327,38</text:p>
          </table:table-cell>
          <table:table-cell table:formula="of:=[.C24]*[.$F$1]" office:value-type="currency" office:currency="BRL" office:value="58938.8524279741" calcext:value-type="currency">
            <text:p>R$ 58.938,85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0.2*[.E26]" office:value-type="currency" office:currency="BRL" office:value="12000" calcext:value-type="currency">
            <text:p>R$ 12.000,00</text:p>
          </table:table-cell>
          <table:table-cell table:formula="of:=[.B26]+[.C25]+[.D26]-[.E26]" office:value-type="currency" office:currency="BRL" office:value="612360.114378487" calcext:value-type="currency">
            <text:p>R$ 612.360,11</text:p>
          </table:table-cell>
          <table:table-cell table:formula="of:=[.C25]*[.$F$1]" office:value-type="currency" office:currency="BRL" office:value="60032.7376707715" calcext:value-type="currency">
            <text:p>R$ 60.032,74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.2*[.E27]" office:value-type="currency" office:currency="BRL" office:value="12000" calcext:value-type="currency">
            <text:p>R$ 12.000,00</text:p>
          </table:table-cell>
          <table:table-cell table:formula="of:=[.B27]+[.C26]+[.D27]-[.E27]" office:value-type="currency" office:currency="BRL" office:value="625596.125816335" calcext:value-type="currency">
            <text:p>R$ 625.596,13</text:p>
          </table:table-cell>
          <table:table-cell table:formula="of:=[.C26]*[.$F$1]" office:value-type="currency" office:currency="BRL" office:value="61236.0114378487" calcext:value-type="currency">
            <text:p>R$ 61.236,01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0.2*[.E28]" office:value-type="currency" office:currency="BRL" office:value="12000" calcext:value-type="currency">
            <text:p>R$ 12.000,00</text:p>
          </table:table-cell>
          <table:table-cell table:formula="of:=[.B28]+[.C27]+[.D28]-[.E28]" office:value-type="currency" office:currency="BRL" office:value="640155.738397969" calcext:value-type="currency">
            <text:p>R$ 640.155,74</text:p>
          </table:table-cell>
          <table:table-cell table:formula="of:=[.C27]*[.$F$1]" office:value-type="currency" office:currency="BRL" office:value="62559.6125816335" calcext:value-type="currency">
            <text:p>R$ 62.559,61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.2*[.E29]" office:value-type="currency" office:currency="BRL" office:value="12000" calcext:value-type="currency">
            <text:p>R$ 12.000,00</text:p>
          </table:table-cell>
          <table:table-cell table:formula="of:=[.B29]+[.C28]+[.D29]-[.E29]" office:value-type="currency" office:currency="BRL" office:value="656171.312237766" calcext:value-type="currency">
            <text:p>R$ 656.171,31</text:p>
          </table:table-cell>
          <table:table-cell table:formula="of:=[.C28]*[.$F$1]" office:value-type="currency" office:currency="BRL" office:value="64015.5738397969" calcext:value-type="currency">
            <text:p>R$ 64.015,57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0.2*[.E30]" office:value-type="currency" office:currency="BRL" office:value="12000" calcext:value-type="currency">
            <text:p>R$ 12.000,00</text:p>
          </table:table-cell>
          <table:table-cell table:formula="of:=[.B30]+[.C29]+[.D30]-[.E30]" office:value-type="currency" office:currency="BRL" office:value="673788.443461542" calcext:value-type="currency">
            <text:p>R$ 673.788,44</text:p>
          </table:table-cell>
          <table:table-cell table:formula="of:=[.C29]*[.$F$1]" office:value-type="currency" office:currency="BRL" office:value="65617.1312237766" calcext:value-type="currency">
            <text:p>R$ 65.617,13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.2*[.E31]" office:value-type="currency" office:currency="BRL" office:value="12000" calcext:value-type="currency">
            <text:p>R$ 12.000,00</text:p>
          </table:table-cell>
          <table:table-cell table:formula="of:=[.B31]+[.C30]+[.D31]-[.E31]" office:value-type="currency" office:currency="BRL" office:value="693167.287807696" calcext:value-type="currency">
            <text:p>R$ 693.167,29</text:p>
          </table:table-cell>
          <table:table-cell table:formula="of:=[.C30]*[.$F$1]" office:value-type="currency" office:currency="BRL" office:value="67378.8443461542" calcext:value-type="currency">
            <text:p>R$ 67.378,84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0.2*[.E32]" office:value-type="currency" office:currency="BRL" office:value="12000" calcext:value-type="currency">
            <text:p>R$ 12.000,00</text:p>
          </table:table-cell>
          <table:table-cell table:formula="of:=[.B32]+[.C31]+[.D32]-[.E32]" office:value-type="currency" office:currency="BRL" office:value="714484.016588466" calcext:value-type="currency">
            <text:p>R$ 714.484,02</text:p>
          </table:table-cell>
          <table:table-cell table:formula="of:=[.C31]*[.$F$1]" office:value-type="currency" office:currency="BRL" office:value="69316.7287807696" calcext:value-type="currency">
            <text:p>R$ 69.316,73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.2*[.E33]" office:value-type="currency" office:currency="BRL" office:value="12000" calcext:value-type="currency">
            <text:p>R$ 12.000,00</text:p>
          </table:table-cell>
          <table:table-cell table:formula="of:=[.B33]+[.C32]+[.D33]-[.E33]" office:value-type="currency" office:currency="BRL" office:value="737932.418247313" calcext:value-type="currency">
            <text:p>R$ 737.932,42</text:p>
          </table:table-cell>
          <table:table-cell table:formula="of:=[.C32]*[.$F$1]" office:value-type="currency" office:currency="BRL" office:value="71448.4016588466" calcext:value-type="currency">
            <text:p>R$ 71.448,40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0.2*[.E34]" office:value-type="currency" office:currency="BRL" office:value="12000" calcext:value-type="currency">
            <text:p>R$ 12.000,00</text:p>
          </table:table-cell>
          <table:table-cell table:formula="of:=[.B34]+[.C33]+[.D34]-[.E34]" office:value-type="currency" office:currency="BRL" office:value="763725.660072044" calcext:value-type="currency">
            <text:p>R$ 763.725,66</text:p>
          </table:table-cell>
          <table:table-cell table:formula="of:=[.C33]*[.$F$1]" office:value-type="currency" office:currency="BRL" office:value="73793.2418247313" calcext:value-type="currency">
            <text:p>R$ 73.793,24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.2*[.E35]" office:value-type="currency" office:currency="BRL" office:value="12000" calcext:value-type="currency">
            <text:p>R$ 12.000,00</text:p>
          </table:table-cell>
          <table:table-cell table:formula="of:=[.B35]+[.C34]+[.D35]-[.E35]" office:value-type="currency" office:currency="BRL" office:value="792098.226079248" calcext:value-type="currency">
            <text:p>R$ 792.098,23</text:p>
          </table:table-cell>
          <table:table-cell table:formula="of:=[.C34]*[.$F$1]" office:value-type="currency" office:currency="BRL" office:value="76372.5660072044" calcext:value-type="currency">
            <text:p>R$ 76.372,57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0.2*[.E36]" office:value-type="currency" office:currency="BRL" office:value="12000" calcext:value-type="currency">
            <text:p>R$ 12.000,00</text:p>
          </table:table-cell>
          <table:table-cell table:formula="of:=[.B36]+[.C35]+[.D36]-[.E36]" office:value-type="currency" office:currency="BRL" office:value="823308.048687173" calcext:value-type="currency">
            <text:p>R$ 823.308,05</text:p>
          </table:table-cell>
          <table:table-cell table:formula="of:=[.C35]*[.$F$1]" office:value-type="currency" office:currency="BRL" office:value="79209.8226079248" calcext:value-type="currency">
            <text:p>R$ 79.209,82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.2*[.E37]" office:value-type="currency" office:currency="BRL" office:value="12000" calcext:value-type="currency">
            <text:p>R$ 12.000,00</text:p>
          </table:table-cell>
          <table:table-cell table:formula="of:=[.B37]+[.C36]+[.D37]-[.E37]" office:value-type="currency" office:currency="BRL" office:value="857638.85355589" calcext:value-type="currency">
            <text:p>R$ 857.638,85</text:p>
          </table:table-cell>
          <table:table-cell table:formula="of:=[.C36]*[.$F$1]" office:value-type="currency" office:currency="BRL" office:value="82330.8048687173" calcext:value-type="currency">
            <text:p>R$ 82.330,80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0.2*[.E38]" office:value-type="currency" office:currency="BRL" office:value="12000" calcext:value-type="currency">
            <text:p>R$ 12.000,00</text:p>
          </table:table-cell>
          <table:table-cell table:formula="of:=[.B38]+[.C37]+[.D38]-[.E38]" office:value-type="currency" office:currency="BRL" office:value="895402.738911479" calcext:value-type="currency">
            <text:p>R$ 895.402,74</text:p>
          </table:table-cell>
          <table:table-cell table:formula="of:=[.C37]*[.$F$1]" office:value-type="currency" office:currency="BRL" office:value="85763.885355589" calcext:value-type="currency">
            <text:p>R$ 85.763,89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.2*[.E39]" office:value-type="currency" office:currency="BRL" office:value="12000" calcext:value-type="currency">
            <text:p>R$ 12.000,00</text:p>
          </table:table-cell>
          <table:table-cell table:formula="of:=[.B39]+[.C38]+[.D39]-[.E39]" office:value-type="currency" office:currency="BRL" office:value="936943.012802627" calcext:value-type="currency">
            <text:p>R$ 936.943,01</text:p>
          </table:table-cell>
          <table:table-cell table:formula="of:=[.C38]*[.$F$1]" office:value-type="currency" office:currency="BRL" office:value="89540.2738911479" calcext:value-type="currency">
            <text:p>R$ 89.540,27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0.2*[.E40]" office:value-type="currency" office:currency="BRL" office:value="12000" calcext:value-type="currency">
            <text:p>R$ 12.000,00</text:p>
          </table:table-cell>
          <table:table-cell table:formula="of:=[.B40]+[.C39]+[.D40]-[.E40]" office:value-type="currency" office:currency="BRL" office:value="982637.31408289" calcext:value-type="currency">
            <text:p>R$ 982.637,31</text:p>
          </table:table-cell>
          <table:table-cell table:formula="of:=[.C39]*[.$F$1]" office:value-type="currency" office:currency="BRL" office:value="93694.3012802627" calcext:value-type="currency">
            <text:p>R$ 93.694,30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.2*[.E41]" office:value-type="currency" office:currency="BRL" office:value="12000" calcext:value-type="currency">
            <text:p>R$ 12.000,00</text:p>
          </table:table-cell>
          <table:table-cell table:formula="of:=[.B41]+[.C40]+[.D41]-[.E41]" office:value-type="currency" office:currency="BRL" office:value="1032901.04549118" calcext:value-type="currency">
            <text:p>R$ 1.032.901,05</text:p>
          </table:table-cell>
          <table:table-cell table:formula="of:=[.C40]*[.$F$1]" office:value-type="currency" office:currency="BRL" office:value="98263.731408289" calcext:value-type="currency">
            <text:p>R$ 98.263,73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0.2*[.E42]" office:value-type="currency" office:currency="BRL" office:value="12000" calcext:value-type="currency">
            <text:p>R$ 12.000,00</text:p>
          </table:table-cell>
          <table:table-cell table:formula="of:=[.B42]+[.C41]+[.D42]-[.E42]" office:value-type="currency" office:currency="BRL" office:value="1088191.1500403" calcext:value-type="currency">
            <text:p>R$ 1.088.191,15</text:p>
          </table:table-cell>
          <table:table-cell table:formula="of:=[.C41]*[.$F$1]" office:value-type="currency" office:currency="BRL" office:value="103290.104549118" calcext:value-type="currency">
            <text:p>R$ 103.290,10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.2*[.E43]" office:value-type="currency" office:currency="BRL" office:value="12000" calcext:value-type="currency">
            <text:p>R$ 12.000,00</text:p>
          </table:table-cell>
          <table:table-cell table:formula="of:=[.B43]+[.C42]+[.D43]-[.E43]" office:value-type="currency" office:currency="BRL" office:value="1149010.26504433" calcext:value-type="currency">
            <text:p>R$ 1.149.010,27</text:p>
          </table:table-cell>
          <table:table-cell table:formula="of:=[.C42]*[.$F$1]" office:value-type="currency" office:currency="BRL" office:value="108819.11500403" calcext:value-type="currency">
            <text:p>R$ 108.819,12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0.2*[.E44]" office:value-type="currency" office:currency="BRL" office:value="12000" calcext:value-type="currency">
            <text:p>R$ 12.000,00</text:p>
          </table:table-cell>
          <table:table-cell table:formula="of:=[.B44]+[.C43]+[.D44]-[.E44]" office:value-type="currency" office:currency="BRL" office:value="1215911.29154876" calcext:value-type="currency">
            <text:p>R$ 1.215.911,29</text:p>
          </table:table-cell>
          <table:table-cell table:formula="of:=[.C43]*[.$F$1]" office:value-type="currency" office:currency="BRL" office:value="114901.026504433" calcext:value-type="currency">
            <text:p>R$ 114.901,03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.2*[.E45]" office:value-type="currency" office:currency="BRL" office:value="12000" calcext:value-type="currency">
            <text:p>R$ 12.000,00</text:p>
          </table:table-cell>
          <table:table-cell table:formula="of:=[.B45]+[.C44]+[.D45]-[.E45]" office:value-type="currency" office:currency="BRL" office:value="1289502.42070363" calcext:value-type="currency">
            <text:p>R$ 1.289.502,42</text:p>
          </table:table-cell>
          <table:table-cell table:formula="of:=[.C44]*[.$F$1]" office:value-type="currency" office:currency="BRL" office:value="121591.129154876" calcext:value-type="currency">
            <text:p>R$ 121.591,13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0.2*[.E46]" office:value-type="currency" office:currency="BRL" office:value="12000" calcext:value-type="currency">
            <text:p>R$ 12.000,00</text:p>
          </table:table-cell>
          <table:table-cell table:formula="of:=[.B46]+[.C45]+[.D46]-[.E46]" office:value-type="currency" office:currency="BRL" office:value="1370452.662774" calcext:value-type="currency">
            <text:p>R$ 1.370.452,66</text:p>
          </table:table-cell>
          <table:table-cell table:formula="of:=[.C45]*[.$F$1]" office:value-type="currency" office:currency="BRL" office:value="128950.242070363" calcext:value-type="currency">
            <text:p>R$ 128.950,24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.2*[.E47]" office:value-type="currency" office:currency="BRL" office:value="12000" calcext:value-type="currency">
            <text:p>R$ 12.000,00</text:p>
          </table:table-cell>
          <table:table-cell table:formula="of:=[.B47]+[.C46]+[.D47]-[.E47]" office:value-type="currency" office:currency="BRL" office:value="1459497.9290514" calcext:value-type="currency">
            <text:p>R$ 1.459.497,93</text:p>
          </table:table-cell>
          <table:table-cell table:formula="of:=[.C46]*[.$F$1]" office:value-type="currency" office:currency="BRL" office:value="137045.2662774" calcext:value-type="currency">
            <text:p>R$ 137.045,27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0.2*[.E48]" office:value-type="currency" office:currency="BRL" office:value="12000" calcext:value-type="currency">
            <text:p>R$ 12.000,00</text:p>
          </table:table-cell>
          <table:table-cell table:formula="of:=[.B48]+[.C47]+[.D48]-[.E48]" office:value-type="currency" office:currency="BRL" office:value="1557447.72195654" calcext:value-type="currency">
            <text:p>R$ 1.557.447,72</text:p>
          </table:table-cell>
          <table:table-cell table:formula="of:=[.C47]*[.$F$1]" office:value-type="currency" office:currency="BRL" office:value="145949.79290514" calcext:value-type="currency">
            <text:p>R$ 145.949,79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.2*[.E49]" office:value-type="currency" office:currency="BRL" office:value="12000" calcext:value-type="currency">
            <text:p>R$ 12.000,00</text:p>
          </table:table-cell>
          <table:table-cell table:formula="of:=[.B49]+[.C48]+[.D49]-[.E49]" office:value-type="currency" office:currency="BRL" office:value="1665192.49415219" calcext:value-type="currency">
            <text:p>R$ 1.665.192,49</text:p>
          </table:table-cell>
          <table:table-cell table:formula="of:=[.C48]*[.$F$1]" office:value-type="currency" office:currency="BRL" office:value="155744.772195654" calcext:value-type="currency">
            <text:p>R$ 155.744,77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0.2*[.E50]" office:value-type="currency" office:currency="BRL" office:value="12000" calcext:value-type="currency">
            <text:p>R$ 12.000,00</text:p>
          </table:table-cell>
          <table:table-cell table:formula="of:=[.B50]+[.C49]+[.D50]-[.E50]" office:value-type="currency" office:currency="BRL" office:value="1783711.74356741" calcext:value-type="currency">
            <text:p>R$ 1.783.711,74</text:p>
          </table:table-cell>
          <table:table-cell table:formula="of:=[.C49]*[.$F$1]" office:value-type="currency" office:currency="BRL" office:value="166519.249415219" calcext:value-type="currency">
            <text:p>R$ 166.519,25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.2*[.E51]" office:value-type="currency" office:currency="BRL" office:value="12000" calcext:value-type="currency">
            <text:p>R$ 12.000,00</text:p>
          </table:table-cell>
          <table:table-cell table:formula="of:=[.B51]+[.C50]+[.D51]-[.E51]" office:value-type="currency" office:currency="BRL" office:value="1914082.91792415" calcext:value-type="currency">
            <text:p>R$ 1.914.082,92</text:p>
          </table:table-cell>
          <table:table-cell table:formula="of:=[.C50]*[.$F$1]" office:value-type="currency" office:currency="BRL" office:value="178371.174356741" calcext:value-type="currency">
            <text:p>R$ 178.371,17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0.2*[.E52]" office:value-type="currency" office:currency="BRL" office:value="12000" calcext:value-type="currency">
            <text:p>R$ 12.000,00</text:p>
          </table:table-cell>
          <table:table-cell table:formula="of:=[.B52]+[.C51]+[.D52]-[.E52]" office:value-type="currency" office:currency="BRL" office:value="2057491.20971657" calcext:value-type="currency">
            <text:p>R$ 2.057.491,21</text:p>
          </table:table-cell>
          <table:table-cell table:formula="of:=[.C51]*[.$F$1]" office:value-type="currency" office:currency="BRL" office:value="191408.291792415" calcext:value-type="currency">
            <text:p>R$ 191.408,29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.2*[.E53]" office:value-type="currency" office:currency="BRL" office:value="12000" calcext:value-type="currency">
            <text:p>R$ 12.000,00</text:p>
          </table:table-cell>
          <table:table-cell table:formula="of:=[.B53]+[.C52]+[.D53]-[.E53]" office:value-type="currency" office:currency="BRL" office:value="2215240.33068822" calcext:value-type="currency">
            <text:p>R$ 2.215.240,33</text:p>
          </table:table-cell>
          <table:table-cell table:formula="of:=[.C52]*[.$F$1]" office:value-type="currency" office:currency="BRL" office:value="205749.120971657" calcext:value-type="currency">
            <text:p>R$ 205.749,12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0.2*[.E54]" office:value-type="currency" office:currency="BRL" office:value="12000" calcext:value-type="currency">
            <text:p>R$ 12.000,00</text:p>
          </table:table-cell>
          <table:table-cell table:formula="of:=[.B54]+[.C53]+[.D54]-[.E54]" office:value-type="currency" office:currency="BRL" office:value="2388764.36375705" calcext:value-type="currency">
            <text:p>R$ 2.388.764,36</text:p>
          </table:table-cell>
          <table:table-cell table:formula="of:=[.C53]*[.$F$1]" office:value-type="currency" office:currency="BRL" office:value="221524.033068822" calcext:value-type="currency">
            <text:p>R$ 221.524,03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.2*[.E55]" office:value-type="currency" office:currency="BRL" office:value="12000" calcext:value-type="currency">
            <text:p>R$ 12.000,00</text:p>
          </table:table-cell>
          <table:table-cell table:formula="of:=[.B55]+[.C54]+[.D55]-[.E55]" office:value-type="currency" office:currency="BRL" office:value="2579640.80013275" calcext:value-type="currency">
            <text:p>R$ 2.579.640,80</text:p>
          </table:table-cell>
          <table:table-cell table:formula="of:=[.C54]*[.$F$1]" office:value-type="currency" office:currency="BRL" office:value="238876.436375705" calcext:value-type="currency">
            <text:p>R$ 238.876,44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0.2*[.E56]" office:value-type="currency" office:currency="BRL" office:value="12000" calcext:value-type="currency">
            <text:p>R$ 12.000,00</text:p>
          </table:table-cell>
          <table:table-cell table:formula="of:=[.B56]+[.C55]+[.D56]-[.E56]" office:value-type="currency" office:currency="BRL" office:value="2789604.88014603" calcext:value-type="currency">
            <text:p>R$ 2.789.604,88</text:p>
          </table:table-cell>
          <table:table-cell table:formula="of:=[.C55]*[.$F$1]" office:value-type="currency" office:currency="BRL" office:value="257964.080013275" calcext:value-type="currency">
            <text:p>R$ 257.964,08</text:p>
          </table:table-cell>
          <table:table-cell office:value-type="currency" office:currency="BRL" office:value="60000" calcext:value-type="currency">
            <text:p>R$ 60.000,00</text:p>
          </table:table-cell>
          <table:table-cell table:number-columns-repeated="3"/>
        </table:table-row>
        <table:table-row table:style-name="ro1" table:number-rows-repeated="104851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9:59:00.656000000</meta:creation-date>
    <dc:date>2025-01-29T08:36:29.333000000</dc:date>
    <meta:editing-duration>P1DT1H24M29S</meta:editing-duration>
    <meta:editing-cycles>5</meta:editing-cycles>
    <meta:generator>LibreOffice/7.4.3.2$Windows_X86_64 LibreOffice_project/1048a8393ae2eeec98dff31b5c133c5f1d08b890</meta:generator>
    <meta:document-statistic meta:table-count="1" meta:cell-count="283" meta:object-count="0"/>
  </office:meta>
</office:document-meta>
</file>